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fr" fo:country="FR"/>
    </style:style>
    <style:style style:name="P2" style:family="paragraph" style:parent-style-name="Subtitle">
      <style:text-properties fo:language="fr" fo:country="FR" officeooo:rsid="00116db7" officeooo:paragraph-rsid="00116db7"/>
    </style:style>
    <style:style style:name="P3" style:family="paragraph" style:parent-style-name="Text_20_body">
      <style:text-properties fo:language="fr" fo:country="FR" officeooo:rsid="000f75ac" officeooo:paragraph-rsid="000f75ac"/>
    </style:style>
    <style:style style:name="P4" style:family="paragraph" style:parent-style-name="Text_20_body">
      <style:text-properties fo:language="fr" fo:country="FR" officeooo:rsid="00116db7" officeooo:paragraph-rsid="00116db7"/>
    </style:style>
    <style:style style:name="P5" style:family="paragraph" style:parent-style-name="Text_20_body">
      <style:text-properties fo:language="fr" fo:country="FR" officeooo:rsid="00116db7" officeooo:paragraph-rsid="00118729"/>
    </style:style>
    <style:style style:name="P6" style:family="paragraph" style:parent-style-name="Text_20_body">
      <style:text-properties fo:language="fr" fo:country="FR" officeooo:paragraph-rsid="00116db7"/>
    </style:style>
    <style:style style:name="P7" style:family="paragraph" style:parent-style-name="Text_20_body">
      <style:text-properties fo:language="fr" fo:country="FR" fo:font-style="normal" fo:font-weight="normal" officeooo:rsid="00120cbf" officeooo:paragraph-rsid="00120cbf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language="fr" fo:country="FR" fo:font-style="normal" fo:font-weight="normal" officeooo:rsid="001337ad" officeooo:paragraph-rsid="001337ad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language="fr" fo:country="FR" officeooo:paragraph-rsid="001337ad"/>
    </style:style>
    <style:style style:name="P10" style:family="paragraph" style:parent-style-name="Title">
      <style:text-properties fo:language="fr" fo:country="FR"/>
    </style:style>
    <style:style style:name="P11" style:family="paragraph" style:parent-style-name="Text_20_body">
      <style:text-properties fo:language="fr" fo:country="FR" fo:font-style="normal" officeooo:rsid="000f75ac" officeooo:paragraph-rsid="000f75ac" style:font-style-asian="normal" style:font-style-complex="normal"/>
    </style:style>
    <style:style style:name="P12" style:family="paragraph" style:parent-style-name="Text_20_body">
      <style:text-properties fo:language="fr" fo:country="FR" fo:font-style="normal" officeooo:rsid="00116db7" officeooo:paragraph-rsid="00116db7" style:font-style-asian="normal" style:font-style-complex="normal"/>
    </style:style>
    <style:style style:name="P13" style:family="paragraph" style:parent-style-name="Text_20_body" style:list-style-name="List_20_1">
      <style:text-properties fo:language="fr" fo:country="FR" fo:font-style="normal" fo:font-weight="normal" officeooo:rsid="00116db7" officeooo:paragraph-rsid="00116db7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language="fr" fo:country="FR" fo:font-style="normal" fo:font-weight="normal" officeooo:rsid="00116db7" officeooo:paragraph-rsid="00116db7" style:font-style-asian="normal" style:font-weight-asian="normal" style:font-style-complex="normal" style:font-weight-complex="normal"/>
    </style:style>
    <style:style style:name="P15" style:family="paragraph" style:parent-style-name="Text_20_body" style:list-style-name="List_20_1">
      <style:text-properties fo:language="fr" fo:country="FR" officeooo:rsid="00116db7" officeooo:paragraph-rsid="00116db7"/>
    </style:style>
    <style:style style:name="P16" style:family="paragraph" style:parent-style-name="Text_20_body">
      <style:text-properties style:text-position="0% 100%" fo:language="fr" fo:country="FR" fo:font-style="normal" fo:font-weight="normal" officeooo:rsid="00116db7" officeooo:paragraph-rsid="00116db7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officeooo:paragraph-rsid="001337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47de" style:font-style-asian="italic" style:font-style-complex="italic"/>
    </style:style>
    <style:style style:name="T3" style:family="text">
      <style:text-properties fo:font-style="italic" officeooo:rsid="001c0e4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20cb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37ad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16db7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872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20cb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37a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3bd8" style:font-style-asian="normal" style:font-weight-asian="normal" style:font-style-complex="normal" style:font-weight-complex="normal"/>
    </style:style>
    <style:style style:name="T15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erif1" style:font-name-asian="Liberation Serif1" style:font-name-complex="Liberation Serif1"/>
    </style:style>
    <style:style style:name="T20" style:family="text">
      <style:text-properties style:font-name="Liberation Serif1" officeooo:rsid="00116db7" style:font-name-asian="Liberation Serif1" style:font-name-complex="Liberation Serif1"/>
    </style:style>
    <style:style style:name="T21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style:font-name="Liberation Serif1" fo:font-style="normal" fo:font-weight="normal" officeooo:rsid="00120cbf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style:font-name="Liberation Serif" fo:font-style="normal" fo:font-weight="normal" style:font-name-asian="Noto Serif CJK SC" style:font-style-asian="normal" style:font-weight-asian="normal" style:font-name-complex="Lohit Devanagari" style:font-style-complex="normal" style:font-weight-complex="normal"/>
    </style:style>
    <style:style style:name="T24" style:family="text">
      <style:text-properties officeooo:rsid="001337ad"/>
    </style:style>
    <style:style style:name="T25" style:family="text">
      <style:text-properties officeooo:rsid="0015f389"/>
    </style:style>
    <style:style style:name="T26" style:family="text">
      <style:text-properties officeooo:rsid="001847d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c0e4c"/>
    </style:style>
    <style:style style:name="T29" style:family="text">
      <style:text-properties officeooo:rsid="001d36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L1 <text:span text:style-name="T25">d</text:span>’option informatique</text:p>
      <text:p text:style-name="P1">Question 3</text:p>
      <text:p text:style-name="P3">Le principe de l’algorithme est le suivant :</text:p>
      <text:p text:style-name="P3">On se fixe le coin inférieur gauche considéré.</text:p>
      <text:p text:style-name="P3">Ligne 90 :</text:p>
      <text:p text:style-name="P3">On vérifie tout d’abord si ce coin contient bien un 0.</text:p>
      <text:p text:style-name="P3">Ligne 94 :</text:p>
      <text:p text:style-name="P3">Ensuite, on a besoin des coordonées horizontales et verticales du coin supérieur droit du rectangle obtenu ne contenant que des 0 variables <text:span text:style-name="T1">up</text:span> &amp; <text:span text:style-name="T1">right</text:span>.</text:p>
      <text:p text:style-name="P3">Bien sûr, il faut stocker dans <text:span text:style-name="T1">area_max</text:span> l’aire maximale actuelle. On utilise une variable <text:span text:style-name="T1">length</text:span><text:span text:style-name="T7"> car </text:span><text:span text:style-name="T1">Array.length table.(0)</text:span><text:span text:style-name="T7"> est un peu long à écrire (simplification d’écriture)</text:span></text:p>
      <text:p text:style-name="P11">Après cette initialisation nécessaire, l’algorithme peut débuter :</text:p>
      <text:p text:style-name="P11">Lignes 95-97 :</text:p>
      <text:p text:style-name="P11">On trouve la coordonée verticale minimale possible pour le coin supérieur droit : celle telle qu’un rectangle de largeur un soit constitué uniquement de zéros.</text:p>
      <text:p text:style-name="P3"><text:span text:style-name="T7">Lignes 100-</text:span><text:span text:style-name="T8">108 :</text:span></text:p>
      <text:p text:style-name="P12">Le coeur de l’algorithme :</text:p>
      <text:p text:style-name="P4"><text:span text:style-name="T7">Il s’agit d’agrandir, pour une hauteur fixée, au maximum le rectangle considéré vers la droite. La fonction </text:span><text:span text:style-name="T1">_can_increase</text:span><text:span text:style-name="T7"> permet de vérifier que les cases que l’on souhaite ajouter sont bel et bien constituées uniquement de zéros.</text:span></text:p>
      <text:p text:style-name="P12">Ensuite, lorsque cette expansion n’est plus possible, on réduit la hauteur, jusqu’au dernier rectangle considéré, de hauteur 1.</text:p>
      <text:p text:style-name="P1">Question 4</text:p>
      <text:p text:style-name="P4"><text:span text:style-name="T7">Une méthode naïve consiste à appliquer la fonction </text:span><text:span text:style-name="T1">rectangleHautDroit</text:span><text:span text:style-name="T7"> à chacune des cases du tableau, une par une.</text:span></text:p>
      <text:p text:style-name="P4"><text:span text:style-name="T7">La complexité de cette fonction est en </text:span><text:span text:style-name="T9">O(n</text:span><text:span text:style-name="T15">3</text:span><text:span text:style-name="T9">) </text:span><text:span text:style-name="T10">:</text:span></text:p>
      <text:p text:style-name="P4"><text:span text:style-name="T16">On applique la fonction </text:span><text:span text:style-name="T18">rectangleHautDroit</text:span><text:span text:style-name="T16"> (Complexité </text:span><text:span text:style-name="T17">O(n²)</text:span><text:span text:style-name="T16"> car la fonction </text:span><text:span text:style-name="T18">_can_increase</text:span><text:span text:style-name="T16"> est de complexité </text:span><text:span text:style-name="T17">O(n)</text:span><text:span text:style-name="T16"> et que l’on boucle sur la coordonée verticale) à chaque case, et donc aux </text:span><text:span text:style-name="T17">n </text:span><text:span text:style-name="T16">lignes.</text:span></text:p>
      <text:p text:style-name="P16"/>
      <text:p text:style-name="P2">Question 6</text:p>
      <text:p text:style-name="P4">En réutilisant les résultats générés pour les lignes précédentes, on parvient dans la fonction <text:span text:style-name="T1">colonneZeros</text:span><text:span text:style-name="T7"> à ne parcourir le tableau qu’une seule fois : la complexité est en </text:span><text:span text:style-name="T9">O(n)</text:span><text:span text:style-name="T10">. Il s’agit </text:span><text:soft-page-break/><text:span text:style-name="T10">forcément de la complexité minimale, car le résultat de cet algorithme dépend directement du contenu de chacune des cases, et qu’il faut donc toutes les considérer dans l’algorithme.</text:span></text:p>
      <text:p text:style-name="P1">Question 7</text:p>
      <text:p text:style-name="P4">1) Monrer que l’algorithme calcule correctement les valeurs de L</text:p>
      <text:p text:style-name="P4"><text:span text:style-name="T10">On considère la suite K(</text:span><text:span text:style-name="T4">i</text:span><text:span text:style-name="T10">) des valeurs prises par </text:span><text:span text:style-name="T4">j</text:span><text:span text:style-name="T10"> pour une valeur donnée de </text:span><text:span text:style-name="T4">i</text:span><text:span text:style-name="T10">.</text:span></text:p>
      <text:p text:style-name="P4"><text:span text:style-name="T10">La suite K(</text:span><text:span text:style-name="T4">i</text:span><text:span text:style-name="T10">) est une suite entière, strictement décroissante et minorée par 0 :</text:span></text:p>
      <text:list xml:id="list965109350" text:style-name="List_20_1">
        <text:list-item>
          <text:p text:style-name="P13">minorée par 0 car j correspond à des indices d'éléments d'une liste</text:p>
        </text:list-item>
        <text:list-item>
          <text:p text:style-name="P15"><text:span text:style-name="T10">décroissante car dans le cas où l'algorithme ne se termine pas, j prend la valeur L[</text:span><text:span text:style-name="T4">j-</text:span><text:span text:style-name="T10">1] </text:span><text:span text:style-name="T21">≤</text:span><text:span text:style-name="T23"> </text:span><text:span text:style-name="T4">j </text:span><text:span text:style-name="T10">- 1 &lt; </text:span><text:span text:style-name="T4">j</text:span><text:span text:style-name="T10">.</text:span></text:p>
        </text:list-item>
      </text:list>
      <text:p text:style-name="P14">Cela garantit donc la terminaison de l'algorithme.</text:p>
      <text:p text:style-name="P14"/>
      <text:p text:style-name="P6"><text:span text:style-name="T10">De plus, on a l'invariant de boucle suivant pour tout </text:span><text:span text:style-name="T4">k</text:span><text:span text:style-name="T10"> appartenant à K(</text:span><text:span text:style-name="T4">i</text:span><text:span text:style-name="T10">) : histo[</text:span><text:span text:style-name="T4">k</text:span><text:span text:style-name="T10">] </text:span><text:span text:style-name="T21">≥</text:span><text:span text:style-name="T10"> histo[</text:span><text:span text:style-name="T4">i</text:span><text:span text:style-name="T10">]</text:span></text:p>
      <text:p text:style-name="P4"><text:span text:style-name="T10">En effet, dans le cas où la boucle poursuit son itération, </text:span><text:span text:style-name="T4">j</text:span><text:span text:style-name="T10"> prend la valeur L[</text:span><text:span text:style-name="T4">j</text:span><text:span text:style-name="T10">-1].</text:span></text:p>
      <text:p text:style-name="P5"><text:span text:style-name="T10">Or L[</text:span><text:span text:style-name="T4">j</text:span><text:span text:style-name="T10">-1] est tel que pour tout </text:span><text:span text:style-name="T4">k</text:span><text:span text:style-name="T10"> appartenant à [L[</text:span><text:span text:style-name="T4">j</text:span><text:span text:style-name="T10">-1], </text:span><text:span text:style-name="T4">j</text:span><text:span text:style-name="T10">-1], histo[</text:span><text:span text:style-name="T4">k</text:span><text:span text:style-name="T10">] </text:span><text:span text:style-name="T21">≥</text:span><text:span text:style-name="T10"> histo[</text:span><text:span text:style-name="T4">j-</text:span><text:span text:style-name="T10">1]</text:span></text:p>
      <text:p text:style-name="P5"><text:span text:style-name="T10">De plus, histo[</text:span><text:span text:style-name="T4">j</text:span><text:span text:style-name="T10">-</text:span><text:span text:style-name="T11">1</text:span><text:span text:style-name="T10">] </text:span><text:span text:style-name="T21">≥</text:span><text:span text:style-name="T10"> histo[</text:span><text:span text:style-name="T4">j</text:span><text:span text:style-name="T10">] d'après la condition de boucle.</text:span></text:p>
      <text:p text:style-name="P5"><text:span text:style-name="T10">D'où, pour tout k appartenant à [L[</text:span><text:span text:style-name="T4">j</text:span><text:span text:style-name="T10">-1], j], histo[</text:span><text:span text:style-name="T4">k</text:span><text:span text:style-name="T10">] </text:span><text:span text:style-name="T21">≥</text:span><text:span text:style-name="T10"> histo[</text:span><text:span text:style-name="T4">j</text:span><text:span text:style-name="T10">], avec histo[</text:span><text:span text:style-name="T4">j</text:span><text:span text:style-name="T10">] </text:span><text:span text:style-name="T21">≥</text:span><text:span text:style-name="T10"> histo[</text:span><text:span text:style-name="T4">i</text:span><text:span text:style-name="T10">] par construction.</text:span></text:p>
      <text:p text:style-name="P14"/>
      <text:p text:style-name="P14">Il n'y a que deux conditions pour sortir de la boucle :</text:p>
      <text:list xml:id="list183259124617190" text:continue-numbering="true" text:style-name="List_20_1">
        <text:list-item>
          <text:p text:style-name="P15"><text:span text:style-name="T4">j</text:span><text:span text:style-name="T10"> = 0, dans ce cas </text:span><text:span text:style-name="T4">j</text:span><text:span text:style-name="T10"> est le plus petit entier </text:span><text:span text:style-name="T11">indice d’un élément de la liste</text:span></text:p>
        </text:list-item>
        <text:list-item>
          <text:p text:style-name="P15"><text:span text:style-name="T10">histo[</text:span><text:span text:style-name="T4">j</text:span><text:span text:style-name="T10">-1] &lt; histo[</text:span><text:span text:style-name="T4">i</text:span><text:span text:style-name="T10">], et dans ce cas on a bien que </text:span><text:span text:style-name="T4">j</text:span><text:span text:style-name="T10"> est le plus petit entier respectant la condition.</text:span></text:p>
        </text:list-item>
      </text:list>
      <text:p text:style-name="P14"/>
      <text:p text:style-name="P4"><text:span text:style-name="T10">2) Justifier que l’algorithme fonctionne en temps </text:span><text:span text:style-name="T9">O(n)</text:span><text:span text:style-name="T10"> pour </text:span><text:span text:style-name="T4">histo</text:span><text:span text:style-name="T10"> = [1, 2, 3, ..., n-1, n, n, n-1, ..., 2, 1]</text:span></text:p>
      <text:p text:style-name="P14">On a :</text:p>
      <text:p text:style-name="P4"><text:span text:style-name="T10">Pour tout </text:span><text:span text:style-name="T4">k</text:span><text:span text:style-name="T10"> appartenant à [1, n - 1], histo[</text:span><text:span text:style-name="T4">k</text:span><text:span text:style-name="T10">-1] &lt; histo[</text:span><text:span text:style-name="T4">k</text:span><text:span text:style-name="T10">]</text:span></text:p>
      <text:p text:style-name="P4"><text:span text:style-name="T10">Sur la première moitié du tableau, on a L[</text:span><text:span text:style-name="T4">i</text:span><text:span text:style-name="T10">] = </text:span><text:span text:style-name="T4">i</text:span><text:span text:style-name="T10">, en une opération. </text:span><text:span text:style-name="T12">(histo[</text:span><text:span text:style-name="T5">i</text:span><text:span text:style-name="T12">-1] &lt; histo[</text:span><text:span text:style-name="T5">i</text:span><text:span text:style-name="T12">] pour i &gt; 0)</text:span></text:p>
      <text:p text:style-name="P4"><text:span text:style-name="T10">Sur la deuxième moitié du tableau, on a L[</text:span><text:span text:style-name="T4">i</text:span><text:span text:style-name="T10">] = L[</text:span><text:span text:style-name="T4">i</text:span><text:span text:style-name="T10">-1] - 1 :</text:span></text:p>
      <text:p text:style-name="P4"><text:span text:style-name="T10">L[</text:span><text:span text:style-name="T4">i</text:span><text:span text:style-name="T10">-1] correspond à l'élément de la première partie égal à histo[i-1]</text:span></text:p>
      <text:p text:style-name="P4"><text:span text:style-name="T10">et histo[L[</text:span><text:span text:style-name="T4">i</text:span><text:span text:style-name="T10"> - 1] - 1] = histo[</text:span><text:span text:style-name="T4">i</text:span><text:span text:style-name="T10">] : une deuxième opération</text:span></text:p>
      <text:p text:style-name="P4"><text:span text:style-name="T10">avec histo[L[</text:span><text:span text:style-name="T4">i</text:span><text:span text:style-name="T10"> - 1] - 2] &lt; histo[</text:span><text:span text:style-name="T4">i</text:span><text:span text:style-name="T10">] (si </text:span><text:span text:style-name="T4">i</text:span><text:span text:style-name="T10"> </text:span><text:span text:style-name="T22">≠</text:span><text:span text:style-name="T10"> 2n) : une troisième opération</text:span></text:p>
      <text:p text:style-name="P14"/>
      <text:p text:style-name="P7">Ainsi, l’algorithme est bien de complexité O(<text:span text:style-name="T1">n</text:span>), avec un nombre d’opérations majoré par 3 pour chaque élément.</text:p>
      <text:p text:style-name="P1"><text:soft-page-break/>Question <text:span text:style-name="T24">9</text:span></text:p>
      <text:p text:style-name="P8">Pour tout k appartenant à [L[<text:span text:style-name="T1">i</text:span>], R[<text:span text:style-name="T1">i</text:span>]], on a par définition de L[<text:span text:style-name="T1">i</text:span>] et de R[<text:span text:style-name="T1">i</text:span>] histo[<text:span text:style-name="T1">i</text:span>] <text:span text:style-name="T20">≤ </text:span>histo[<text:span text:style-name="T1">k</text:span>]</text:p>
      <text:p text:style-name="P8">Ainsi, si l’on considère un rectangle allant de L[<text:span text:style-name="T1">i</text:span>] à R[<text:span text:style-name="T1">i</text:span>] <text:span text:style-name="T28">de hauteur histo[</text:span><text:span text:style-name="T3">i</text:span><text:span text:style-name="T28">]</text:span>, son bord supérieur se situe en tout point en dessous de l’histgramme : il est inclus dans l’histogramme.</text:p>
      <text:p text:style-name="Subtitle">Question 10</text:p>
      <text:p text:style-name="P8">Soit un rectangle d'aire maximale inclus dans l'histogramme.</text:p>
      <text:p text:style-name="P8">Pour tout <text:span text:style-name="T1">k</text:span> appartenant à [<text:span text:style-name="T1">l</text:span>, <text:span text:style-name="T1">r</text:span>], histo[<text:span text:style-name="T1">k</text:span>] <text:span text:style-name="T19">≥</text:span> <text:span text:style-name="T1">h</text:span>. (<text:span text:style-name="T29">1</text:span>)</text:p>
      <text:p text:style-name="P8">Il existe donc un <text:span text:style-name="T1">i</text:span> appartenant à [<text:span text:style-name="T1">l</text:span>, <text:span text:style-name="T1">r</text:span>] tel que histo[<text:span text:style-name="T1">i</text:span>] = <text:span text:style-name="T1">h</text:span></text:p>
      <text:p text:style-name="P8">En effet, dans le cas contraire, on aurait :</text:p>
      <text:p text:style-name="P17">Pour tout <text:span text:style-name="T1">k</text:span> dans [<text:span text:style-name="T2">l</text:span>, <text:span text:style-name="T1">r</text:span>], histo[<text:span text:style-name="T1">k</text:span>] &gt; <text:span text:style-name="T1">h</text:span> et donc un rectangle de hauteur <text:span text:style-name="T1">h</text:span> + 1 <text:span text:style-name="T26">serait également inclus dans l’histogramme</text:span>, et son aire serait strictement supérieure à celle de notre rectangle, ce qui est contraire à la définition de <text:span text:style-name="T1">h</text:span>.</text:p>
      <text:p text:style-name="P8">De plus, on a nécessairement : (<text:span text:style-name="T29">2)</text:span></text:p>
      <text:p text:style-name="P8"><text:span text:style-name="T1">l</text:span> = 0 ou histo[<text:span text:style-name="T1">l</text:span> - 1] &lt; <text:span text:style-name="T1">h</text:span> = histo[<text:span text:style-name="T1">i</text:span>]</text:p>
      <text:p text:style-name="P8"><text:span text:style-name="T1">r</text:span> = <text:span text:style-name="T1">n</text:span> - 1 ou histo[<text:span text:style-name="T1">r</text:span> + 1] &lt; <text:span text:style-name="T1">h</text:span> = histo[<text:span text:style-name="T1">i</text:span>]</text:p>
      <text:p text:style-name="P8">(Dans le cas contraire, on pourrait étendre le rectangle <text:span text:style-name="T26">considéré</text:span> <text:span text:style-name="T26">vers la gauche ou vers la droite avec la même hauteur, et dans ce cas son aire ne serait pas maximale, ce qui est contraire à l’hypothèse</text:span>)</text:p>
      <text:p text:style-name="P8"><text:span text:style-name="T26">L</text:span>es propriétés (<text:span text:style-name="T29">1)</text:span> <text:s/>et (<text:span text:style-name="T29">2)</text:span> impliquent :</text:p>
      <text:p text:style-name="P8"><text:span text:style-name="T1">l</text:span> = L[<text:span text:style-name="T1">i</text:span>] et r = R[<text:span text:style-name="T1">i</text:span>] par définition de L et R.</text:p>
      <text:p text:style-name="P8">Il existe donc bel et bien <text:span text:style-name="T1">i</text:span> appartenant à [<text:span text:style-name="T1">l</text:span>, <text:span text:style-name="T1">r</text:span>] tel que :</text:p>
      <text:p text:style-name="P8">- <text:span text:style-name="T1">h</text:span> = histo[<text:span text:style-name="T1">i</text:span>]</text:p>
      <text:p text:style-name="P8">- <text:span text:style-name="T1">l </text:span>= L[<text:span text:style-name="T1">i</text:span>]</text:p>
      <text:p text:style-name="P8">- <text:span text:style-name="T1">r</text:span> = R[<text:span text:style-name="T1">i</text:span>]</text:p>
      <text:p text:style-name="Subtitle">Question 13</text:p>
      <text:p text:style-name="P8">La complexité de <text:span text:style-name="T1">rectangleToutZero</text:span> est en <text:span text:style-name="T27">O(n)</text:span> :</text:p>
      <text:p text:style-name="P8"><text:span text:style-name="T1">colonneZeros</text:span> est de complexité <text:span text:style-name="T27">O(n)</text:span> + Parcours de liste : <text:span text:style-name="T27">O(n)</text:span> * <text:span text:style-name="T1">plusGrandRectangleHistogramme</text:span></text:p>
      <text:p text:style-name="P9"><text:span text:style-name="T6">plusGrandRectangleHistogramme</text:span><text:span text:style-name="T13"> ne travaille que sur une ligne, et est donc de complexité </text:span><text:span text:style-name="T14">majorée par une constante</text:span><text:span text:style-name="T13"> </text:span><text:span text:style-name="T14">correspondant au pire des cas. </text:span><text:span text:style-name="T13">(</text:span><text:span text:style-name="T14">le </text:span><text:span text:style-name="T13">nombre de colonnes </text:span><text:span text:style-name="T14">est </text:span><text:span text:style-name="T13">constan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7:25:49.260373205</meta:creation-date>
    <dc:date>2021-02-28T18:32:58.515826277</dc:date>
    <meta:editing-duration>PT25M27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3" meta:paragraph-count="69" meta:word-count="955" meta:character-count="5263" meta:non-whitespace-character-count="4382"/>
  </office:meta>
</office:document-meta>
</file>